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403b7" officeooo:paragraph-rsid="001403b7"/>
    </style:style>
    <style:style style:name="P2" style:family="paragraph" style:parent-style-name="Standard">
      <style:text-properties officeooo:paragraph-rsid="00167203"/>
    </style:style>
    <style:style style:name="P3" style:family="paragraph" style:parent-style-name="Standard">
      <style:text-properties officeooo:rsid="0016a729" officeooo:paragraph-rsid="0016a729"/>
    </style:style>
    <style:style style:name="P4" style:family="paragraph" style:parent-style-name="Standard">
      <style:text-properties officeooo:rsid="0016a729" officeooo:paragraph-rsid="0016a729"/>
    </style:style>
    <style:style style:name="P5" style:family="paragraph" style:parent-style-name="Standard">
      <style:text-properties officeooo:rsid="0016a729" officeooo:paragraph-rsid="001acf96"/>
    </style:style>
    <style:style style:name="P6" style:family="paragraph" style:parent-style-name="Standard">
      <style:text-properties officeooo:rsid="001acf96" officeooo:paragraph-rsid="001acf96"/>
    </style:style>
    <style:style style:name="T1" style:family="text">
      <style:text-properties officeooo:rsid="001560a4"/>
    </style:style>
    <style:style style:name="T2" style:family="text">
      <style:text-properties officeooo:rsid="00164fcc"/>
    </style:style>
    <style:style style:name="T3" style:family="text">
      <style:text-properties fo:font-style="italic" style:font-style-asian="italic" style:font-style-complex="italic"/>
    </style:style>
    <style:style style:name="T4" style:family="text">
      <style:text-properties fo:font-style="italic" officeooo:rsid="00164fcc" style:font-style-asian="italic" style:font-style-complex="italic"/>
    </style:style>
    <style:style style:name="T5" style:family="text">
      <style:text-properties fo:font-style="italic" officeooo:rsid="0016f49e" style:font-style-asian="italic" style:font-style-complex="italic"/>
    </style:style>
    <style:style style:name="T6" style:family="text">
      <style:text-properties officeooo:rsid="00167203"/>
    </style:style>
    <style:style style:name="T7" style:family="text">
      <style:text-properties style:text-position="super 58%"/>
    </style:style>
    <style:style style:name="T8" style:family="text">
      <style:text-properties style:text-position="super 58%" officeooo:rsid="00167203"/>
    </style:style>
    <style:style style:name="T9" style:family="text">
      <style:text-properties style:text-position="super 58%" officeooo:rsid="0016f49e"/>
    </style:style>
    <style:style style:name="T10" style:family="text">
      <style:text-properties style:text-position="super 58%" officeooo:rsid="001acf96"/>
    </style:style>
    <style:style style:name="T11" style:family="text">
      <style:text-properties officeooo:rsid="0016f49e"/>
    </style:style>
    <style:style style:name="T12" style:family="text">
      <style:text-properties officeooo:rsid="001acf96"/>
    </style:style>
    <style:style style:name="T13" style:family="text">
      <style:text-properties officeooo:rsid="001c41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ience and the humanities</text:p>
      <text:p text:style-name="P1"/>
      <text:p text:style-name="P1">A recent diatribe by Roger Scruton (New Atlantis) has got me thinking about that old chestnut “what is the digital humanities”. Scruton argues passionately and persuasively against what he terms “scientism” – the pretension to scientific method – in the humanities, reserving particular disdain for the notion of “research” in the humanities as the term is currently used by cross-disciplinary “xxxx-studies” in humanities departments across the <text:s/>English-speaking world. He points out that “research” in the sciences is concerned with the establishment by scientific method of evidence to support or refute a pre-existing hypothesis about the world, whereas in the Humanities, it is applied to just about kind of activity that may add to the sum of cultural knowledge at our collective disposal, or may simply act as a substitute for such knowledge. I was struck by his unashamedly Arnoldian appropriation of the term “culture” and what follows represents some further thoughts along similar lines.</text:p>
      <text:p text:style-name="P1"/>
      <text:p text:style-name="P2"><text:span text:style-name="T1">If science aims to deepen our understanding of <text:s/>“the world”, and the humanities to deepen our understanding of “culture”, we do need to find a definition for culture which goes beyond simply saying (as Scruton does) that it is about the “I and I” (probably not so much a hint of Rastafarian influence as an insistance on the subjectivity of cultural thinking), though it is true that any acount of culture which does not take into account its effects one the individual cultural consumer will be sadly lacking. The laws of physics operate whether we know about them or not; the same cannot be said of cultural norms. And yes, of course, culture, particularly “high culture”, is a social and political construct, reflecting or reacting against the social and political power structures of the context in which it is articulated, and thus seemingly entirely contextual and contingent. But this naïve cultural relativism simply ignores the effectiveness with which the very contingency of culture also reveals, often unconsciously, its context, enabling us to construct hypotheses around the social and political norms concerned, <text:s/>and to assess it with reference to a wider context. The preo-occupations <text:s/>of human culture have not changed so much over the centuries, though different reactions to (say) birth, sexual partnership, time, death, and the construction of society are readily discernible, as are different reactions to those reactions. <text:s/>It seems to me that a study of culture, in the sense for which the Germans used to use the term </text:span><text:span text:style-name="T4">geistwissenschaft , </text:span><text:span text:style-name="T2">is a study of human reactions to, and constructions of, the world, <text:s/>and of those constructions. I further suggest that the relative merits of the various possible explanations it offers <text:s/>may be assessed in the same way as we value purely scientific explanations. </text:span></text:p>
      <text:p text:style-name="P2"/>
      <text:p text:style-name="P2"><text:span text:style-name="T6">A scientific explanation is valued according to the effectiveness with which it provides evidence in support of a hypothesis. If however the hypothesis is very general, for example that there is a single elegant principle governing the behaviour of space, mass, and time, it may not readily be discernible as a hypothesis. When Eco says [ref] that we value Copernicus' model of the Universe more than Ptolomey's <text:s/>because the former explains aspects left mysterious by the latter, he is not simply applying a humanistic perspective, exercising the hermeneutic meme to rhetorical effect, but emphasizing that evaluative judgments always proceed in the same way, whether we are considering the motions of the planets, or the relative merits of 19</text:span><text:span text:style-name="T8">th</text:span><text:span text:style-name="T6"> century pulp fictions. For cultural objects do exist in the real world, and the cultural readings which confer “cultural” status upon them are also phenomena of the real world. Hence there is nothing inherently implausible about using scientific methods to gain some understanding of their behaviour, and how they function, </text:span></text:p>
      <text:p text:style-name="P2"/>
      <text:p text:style-name="P5">We should not however fall into the trap of supposing that in applying such methods to generate “scientistic” descriptions we have exhausted all there is of value in understanding a cultural object, a work of art. The history of cultural objects includes the history of its status considered as a work of art, but its meaning goes beyond the aggregation of perceptions of it as manifested in recorded opinions about it. Some of those perceptions may be ill-conceived or unhelpful, failing the Eco test <text:soft-page-break/>of greater explanatory power for example, or other conceptual norms. <text:span text:style-name="T11">To read </text:span><text:span text:style-name="T5">King Lear</text:span><text:span text:style-name="T11"> solely as a political argument about kingship ignores the greater resonance of what it has to tell us about family life. <text:s/>To read </text:span><text:span text:style-name="T5">Hamlet</text:span><text:span text:style-name="T11"> solely as an instance of the vogue for “revenge” tragedies that seems to have occurred on the English stage around the turn of the 16</text:span><text:span text:style-name="T9">th</text:span><text:span text:style-name="T11"> century seems similarly wide of the mark. <text:s/></text:span>Contemporary <text:span text:style-name="T11">African</text:span> readers of Dickens' <text:span text:style-name="T3">Great Expectations </text:span>s<text:span text:style-name="T11">ometimes reduce it to</text:span> a fable in which Pip's innocent life as a village dweller is corrupted by wealth and social class as soon <text:s/>as he moves to the town. Such a reading is one which Dickens might have recognised, and which the text certainly licences, but <text:s/><text:span text:style-name="T11">historically-minded criticis may still feel that there is something wrong with implicitly equating the experience of </text:span><text:s/>a 20<text:span text:style-name="T7">th</text:span> century upwardly-mobile African villager <text:span text:style-name="T11">and that of an imagined member of the 19</text:span><text:span text:style-name="T9">th</text:span><text:span text:style-name="T11"> century rural poor</text:span>. <text:s/><text:span text:style-name="T12">(Even so, a judgment we might anachronistically consider inappropriate when applied to a specific cultural product – for example, the use of racist or sexist terms in early 20</text:span><text:span text:style-name="T10">th</text:span><text:span text:style-name="T12"> century writings – is surely appropriate when applied to the context in which such writings are created or delivered; indeed, the writings constitute essential evidence <text:s/>warranting such judgments.)</text:span></text:p>
      <text:p text:style-name="P5"/>
      <text:p text:style-name="P6">Consider, for example, language, which is surely the archetypal manifestation of a cultural object, almost a metaphor for culture itself (we talk about the “language of art”, we say that paintings and poets “talk to us” in a particular way, we even talk of a “vernacular” architecture). Over the last few decades, it has become increasingly clear that new technologies have facilitated a new perspective on the ways languages are used, hence how they change, and even perhaps what fundamentally they are. Corpus linguistics emphasizes the performative aspects of language, seeking to identfy recurrent, possibly unconscious, regularities of usage, patterns which demand an explanation. Some have even claimed that no linguistic structures exist beyond such regularities of usage and the patterns associated with them, that there is no such thing as <text:s/>“grammar” analogous to the laws of physics in the real world. <text:s text:c="4"/></text:p>
      <text:p text:style-name="P5"/>
      <text:p text:style-name="P5"/>
      <text:p text:style-name="P5"><text: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 Burnard</meta:initial-creator>
    <meta:creation-date>2014-03-16T12:41:47.850638187</meta:creation-date>
    <dc:date>2014-03-16T18:31:01.242169414</dc:date>
    <dc:creator>Lou Burnard</dc:creator>
    <meta:editing-duration>PT1H31M23S</meta:editing-duration>
    <meta:editing-cycles>6</meta:editing-cycles>
    <meta:generator>LibreOffice/4.1.3.2$Linux_X86_64 LibreOffice_project/410m0$Build-2</meta:generator>
    <meta:document-statistic meta:table-count="0" meta:image-count="0" meta:object-count="0" meta:page-count="2" meta:paragraph-count="7" meta:word-count="1058" meta:character-count="6663" meta:non-whitespace-character-count="5583"/>
  </office:meta>
</office:document-meta>
</file>